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429in"/>
    </style:style>
    <style:style style:name="co2" style:family="table-column">
      <style:table-column-properties fo:break-before="auto" style:column-width="6.2528in"/>
    </style:style>
    <style:style style:name="co3" style:family="table-column">
      <style:table-column-properties fo:break-before="auto" style:column-width="5.3055in"/>
    </style:style>
    <style:style style:name="co4"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922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5591in" fo:break-before="auto" style:use-optimal-row-height="false"/>
    </style:style>
    <style:style style:name="ro8" style:family="table-row">
      <style:table-row-properties style:row-height="0.9016in" fo:break-before="auto" style:use-optimal-row-height="true"/>
    </style:style>
    <style:style style:name="ro9" style:family="table-row">
      <style:table-row-properties style:row-height="1.078in" fo:break-before="auto" style:use-optimal-row-height="true"/>
    </style:style>
    <style:style style:name="ro10" style:family="table-row">
      <style:table-row-properties style:row-height="0.4043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346in" fo:break-before="auto" style:use-optimal-row-height="false"/>
    </style:style>
    <style:style style:name="ro14" style:family="table-row">
      <style:table-row-properties style:row-height="0.3102in" fo:break-before="auto" style:use-optimal-row-height="false"/>
    </style:style>
    <style:style style:name="ro15" style:family="table-row">
      <style:table-row-properties style:row-height="0.5693in" fo:break-before="auto" style:use-optimal-row-height="true"/>
    </style:style>
    <style:style style:name="ro16" style:family="table-row">
      <style:table-row-properties style:row-height="0.1965in" fo:break-before="auto" style:use-optimal-row-height="true"/>
    </style:style>
    <style:style style:name="ro17" style:family="table-row">
      <style:table-row-properties style:row-height="0.73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0.0008in solid #000000" fo:border-right="none" fo:border-top="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08in solid #000000" fo:background-color="#dddddd" style:text-align-source="fix" style:repeat-content="false" fo:border-left="0.0008in solid #000000" fo:border-right="none" fo:border-top="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008in solid #000000" fo:border-left="0.0008in solid #000000" fo:border-right="none" fo:border-top="0.0008in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08in solid #000000" fo:background-color="#dddddd" style:text-align-source="fix" style:repeat-content="false" fo:border-left="0.0008in solid #000000" fo:border-right="none" fo:border-top="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008in solid #000000" fo:border-left="0.0008in solid #000000" fo:border-right="none" fo:border-top="0.0008in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08in solid #000000" fo:border-left="0.0008in solid #000000" fo:border-right="none" fo:border-top="0.0008in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08in solid #000000" fo:background-color="#dddddd" style:text-align-source="fix" style:repeat-content="false" fo:border-left="0.0008in solid #000000" fo:border-right="none" fo:border-top="0.0008in solid #000000" style:vertical-align="top"/>
      <style:paragraph-properties fo:text-align="center" fo:margin-left="0in"/>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008in solid #000000" fo:border-left="0.0008in solid #000000" fo:border-right="none" fo:border-top="0.0008in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wrap-option="wrap" fo:border="0.0008in solid #000000" style:vertical-align="top"/>
      <style:paragraph-properties fo:text-align="center" fo:margin-left="0in"/>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fo:border="0.0008in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008in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13" style:family="table-cell" style:parent-style-name="Default">
      <style:table-cell-properties fo:wrap-option="wrap" fo:border="0.0008in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0.0008in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008in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0008in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dddddd" fo:wrap-option="wrap" fo:border="0.0008in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008in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0008in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style>
    <style:style style:name="ce21" style:family="table-cell" style:parent-style-name="Default">
      <style:table-cell-properties style:text-align-source="fix" style:repeat-content="false" style:vertical-align="top"/>
      <style:paragraph-properties fo:text-align="start" fo:margin-left="0in"/>
      <style:text-properties fo:font-size="12pt" fo:font-weight="bold" style:font-weight-asian="bold" style:font-weight-complex="bold"/>
    </style:style>
    <style:style style:name="ce22" style:family="table-cell" style:parent-style-name="Default">
      <style:table-cell-properties style:text-align-source="fix" style:repeat-content="false" style:vertical-align="top"/>
      <style:paragraph-properties fo:text-align="start" fo:margin-left="0in"/>
    </style:style>
    <style:style style:name="ce23" style:family="table-cell" style:parent-style-name="Default">
      <style:table-cell-properties style:text-align-source="fix" style:repeat-content="false" style:vertical-align="top"/>
      <style:paragraph-properties fo:text-align="start" fo:margin-left="0in"/>
      <style:text-properties fo:color="#000000"/>
    </style:style>
    <style:style style:name="ce24" style:family="table-cell" style:parent-style-name="Default">
      <style:table-cell-properties style:text-align-source="fix" style:repeat-content="false" style:vertical-align="top"/>
      <style:paragraph-properties fo:text-align="start" fo:margin-left="0in"/>
      <style:text-properties style:font-name="Liberation Sans"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fo:margin-left="0in"/>
    </style:style>
    <style:style style:name="ce26" style:family="table-cell" style:parent-style-name="Default">
      <style:table-cell-properties fo:background-color="#dddddd" style:text-align-source="fix" style:repeat-content="false" style:vertical-align="top"/>
      <style:paragraph-properties fo:text-align="start" fo:margin-left="0in"/>
    </style:style>
    <style:style style:name="ce27" style:family="table-cell" style:parent-style-name="Default">
      <style:table-cell-properties fo:wrap-option="wrap" style:vertical-align="top"/>
    </style:style>
    <style:style style:name="ce28" style:family="table-cell" style:parent-style-name="Default">
      <style:table-cell-properties style:text-align-source="fix" style:repeat-content="false" fo:wrap-option="wrap" style:vertical-align="top"/>
      <style:paragraph-properties fo:text-align="center" fo:margin-left="0in"/>
      <style:text-properties fo:font-size="12pt" fo:font-weight="bold" style:font-weight-asian="bold" style:font-weight-complex="bold"/>
    </style:style>
    <style:style style:name="ce29" style:family="table-cell" style:parent-style-name="Default">
      <style:table-cell-properties fo:background-color="#ccff99" fo:wrap-option="wrap" style:vertical-align="top"/>
    </style:style>
    <style:style style:name="ce30" style:family="table-cell" style:parent-style-name="Default">
      <style:table-cell-properties fo:wrap-option="wrap" style:vertical-align="top"/>
      <style:text-properties fo:color="#000000"/>
    </style:style>
    <style:style style:name="ce31" style:family="table-cell" style:parent-style-name="Default">
      <style:table-cell-properties fo:background-color="#ff420e" fo:wrap-option="wrap" style:vertical-align="top"/>
    </style:style>
    <style:style style:name="ce32" style:family="table-cell" style:parent-style-name="Default">
      <style:table-cell-properties fo:background-color="#ccff99" style:vertical-align="top"/>
    </style:style>
    <style:style style:name="ce33" style:family="table-cell" style:parent-style-name="Default">
      <style:table-cell-properties fo:background-color="#dddddd" fo:wrap-option="wrap" style:vertical-align="top"/>
    </style:style>
    <style:style style:name="ce34" style:family="table-cell" style:parent-style-name="Default">
      <style:table-cell-properties fo:background-color="#ccff99" style:text-align-source="fix" style:repeat-content="false" style:vertical-align="top"/>
      <style:paragraph-properties fo:text-align="start" fo:margin-left="0in"/>
    </style:style>
    <style:style style:name="ce35" style:family="table-cell" style:parent-style-name="Default">
      <style:table-cell-properties fo:background-color="#ff8080" fo:wrap-option="wrap" style:vertical-align="top"/>
    </style:style>
    <style:style style:name="ce36" style:family="table-cell" style:parent-style-name="Default">
      <style:table-cell-properties fo:background-color="#ccff99" fo:wrap-option="wrap" style:vertical-align="top"/>
      <style:text-properties style:font-name="Liberation Sans" style:font-name-asian="DejaVu Sans" style:font-name-complex="DejaVu Sans"/>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6" style:family="text">
      <style:text-properties fo:language="en" fo:country="US"/>
    </style:style>
    <style:style style:name="T7" style:family="text">
      <style:text-properties style:font-name="Liberation Sans" style:font-name-asian="DejaVu Sans" style:font-name-complex="DejaVu Sans"/>
    </style:style>
  </office:automatic-styles>
  <office:body>
    <office:spreadsheet>
      <table:table table:name="Sheet2" table:style-name="ta1" table:print="false">
        <table:table-column table:style-name="co1" table:default-cell-style-name="Default"/>
        <table:table-column table:style-name="co2" table:default-cell-style-name="ce20"/>
        <table:table-column table:style-name="co3" table:default-cell-style-name="ce22"/>
        <table:table-column table:style-name="co3" table:default-cell-style-name="ce27"/>
        <table:table-column table:style-name="co4" table:default-cell-style-name="Default"/>
        <table:table-row table:style-name="ro1">
          <table:table-cell table:style-name="ce1" office:value-type="string">
            <text:p>Statement No.</text:p>
          </table:table-cell>
          <table:table-cell table:style-name="ce10" office:value-type="string">
            <text:p>Normative Statement</text:p>
          </table:table-cell>
          <table:table-cell table:style-name="ce21" office:value-type="string">
            <text:p>Client Test</text:p>
          </table:table-cell>
          <table:table-cell table:style-name="ce28" office:value-type="string">
            <text:p>Server Test</text:p>
          </table:table-cell>
          <table:table-cell/>
        </table:table-row>
        <table:table-row table:style-name="ro1">
          <table:table-cell table:style-name="ce2" office:value-type="string" table:number-columns-spanned="4" table:number-rows-spanned="1">
            <text:p>Introduction – Terminology</text:p>
          </table:table-cell>
          <table:covered-table-cell table:style-name="ce10"/>
          <table:covered-table-cell table:style-name="ce21"/>
          <table:covered-table-cell table:style-name="ce28"/>
          <table:table-cell/>
        </table:table-row>
        <table:table-row table:style-name="ro2">
          <table:table-cell table:style-name="ce3" office:value-type="string">
            <text:p>[MQTT-1.1.0-1]</text:p>
          </table:table-cell>
          <table:table-cell table:style-name="ce11" office:value-type="string">
            <text:p>A Session can contain more than one Subscription. Each Subscription within a session MUST have a different Topic Filter.</text:p>
          </table:table-cell>
          <table:table-cell office:value-type="string">
            <text:p>N/A</text:p>
          </table:table-cell>
          <table:table-cell table:style-name="ce29" office:value-type="string">
            <text:p>Subscribe to a topic which matches an existing subscription. Subscriptions.py</text:p>
          </table:table-cell>
          <table:table-cell/>
        </table:table-row>
        <table:table-row table:style-name="ro1">
          <table:table-cell table:style-name="ce4" office:value-type="string" table:number-columns-spanned="4" table:number-rows-spanned="1">
            <text:p>Introduction – Data representations</text:p>
          </table:table-cell>
          <table:covered-table-cell table:style-name="ce11"/>
          <table:covered-table-cell table:number-columns-repeated="2"/>
          <table:table-cell/>
        </table:table-row>
        <table:table-row table:style-name="ro3">
          <table:table-cell table:style-name="ce5" office:value-type="string">
            <text:p><text:span text:style-name="T1">[MQTT-1.4.0-1</text:span><text:span text:style-name="T2"> </text:span><text:span text:style-name="T1">]</text:span></text:p>
          </table:table-cell>
          <table:table-cell table:style-name="ce12" office:value-type="string">
            <text:p><text:span text:style-name="T2">The encoded data MUST be well-formed UTF-8 as defined by the </text:span><text:span text:style-name="T2">Unicode spec </text:span><text:span text:style-name="T4">[Unicode63]</text:span><text:span text:style-name="T2"> and restated in RFC 3629 [RFC 3629]. In </text:span><text:span text:style-name="T2">particular the encoded data MUST NOT include encodings of code </text:span><text:span text:style-name="T2">points between U+D800 and U+DFFF. If a receiver (Server or Client) </text:span><text:span text:style-name="T2">receives a control packet containing ill-formed UTF-8 it MUST close the </text:span><text:span text:style-name="T2">network connection. </text:span></text:p>
          </table:table-cell>
          <table:table-cell office:value-type="string">
            <text:p>Have the server send ill formed UTF-8 to client.</text:p>
          </table:table-cell>
          <table:table-cell table:style-name="ce29" office:value-type="string">
            <text:p>Send ill-formed UTF-8 to server. start.py</text:p>
          </table:table-cell>
          <table:table-cell/>
        </table:table-row>
        <table:table-row table:style-name="ro4">
          <table:table-cell table:style-name="ce6" office:value-type="string">
            <text:p>[MQTT-1.4.0-2]</text:p>
          </table:table-cell>
          <table:table-cell table:style-name="ce13" office:value-type="string">
            <text:p><text:span text:style-name="T2">The UTF-8 encoded string</text:span><text:span text:style-name="T5"> </text:span><text:span text:style-name="T2"><text:s/>MUST NOT include an encoding of the null </text:span><text:span text:style-name="T2">character U+0000. If a receiver (Server or Client) receives a control </text:span><text:span text:style-name="T2">packet containing U+0000 it MUST close the network connection.</text:span></text:p>
          </table:table-cell>
          <table:table-cell office:value-type="string">
            <text:p>Have the server send a null in UTF-8 data to client.</text:p>
          </table:table-cell>
          <table:table-cell table:style-name="ce29" office:value-type="string">
            <text:p>Send a null character to server. <text:s/>Should close the connection. MQTTV311.py</text:p>
          </table:table-cell>
          <table:table-cell/>
        </table:table-row>
        <table:table-row table:style-name="ro4">
          <table:table-cell table:style-name="ce6" office:value-type="string">
            <text:p>[MQTT-1.4.0-3]</text:p>
          </table:table-cell>
          <table:table-cell table:style-name="ce11"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29" office:value-type="string">
            <text:p>Send 0xEF 0xBB 0xBF to server. <text:s/>Should not be skipped over or stripped. <text:s/>Put it into a topic, so it can be received. MQTTV311.py</text:p>
          </table:table-cell>
          <table:table-cell/>
        </table:table-row>
        <table:table-row table:style-name="ro1">
          <table:table-cell table:style-name="ce7" office:value-type="string" table:number-columns-spanned="4" table:number-rows-spanned="1">
            <text:p>Control Packet Format</text:p>
          </table:table-cell>
          <table:covered-table-cell table:style-name="ce14"/>
          <table:covered-table-cell table:style-name="ce23"/>
          <table:covered-table-cell table:style-name="ce30"/>
          <table:table-cell/>
        </table:table-row>
        <table:table-row table:style-name="ro2">
          <table:table-cell table:style-name="ce3" office:value-type="string">
            <text:p>[MQTT-2.0.0-1]</text:p>
          </table:table-cell>
          <table:table-cell table:style-name="ce11" office:value-type="string">
            <text:p>Unless stated otherwise, if either the Server or Client receives a Control Packet which does not meet this specification, it MUST close the Network Connection.</text:p>
          </table:table-cell>
          <table:table-cell table:style-name="ce24" office:value-type="string">
            <text:p>Have the server send invalid packet to client.</text:p>
          </table:table-cell>
          <table:table-cell table:style-name="ce29" office:value-type="string">
            <text:p>Send invalid packet to server – close connection. MQTTBrokers.py</text:p>
          </table:table-cell>
          <table:table-cell/>
        </table:table-row>
        <table:table-row table:style-name="ro5">
          <table:table-cell table:style-name="ce3" office:value-type="string">
            <text:p>[MQTT-2.1.2-1]</text:p>
          </table:table-cell>
          <table:table-cell table:style-name="ce11" office:value-type="string">
            <text:p>If invalid flags are received, the receiver MUST close the Network connection.</text:p>
          </table:table-cell>
          <table:table-cell office:value-type="string">
            <text:p>Have the server send invalid flags to client.</text:p>
          </table:table-cell>
          <table:table-cell table:style-name="ce29" office:value-type="string">
            <text:p>Invalid flags in MQTT packet. <text:s/>Close connection. Includes wrong QoS for Connect, subscribe etc. MQTTV311.py</text:p>
          </table:table-cell>
          <table:table-cell/>
        </table:table-row>
        <table:table-row table:style-name="ro4">
          <table:table-cell table:style-name="ce3" office:value-type="string">
            <text:p>[MQTT-2.1.2-2].</text:p>
          </table:table-cell>
          <table:table-cell table:style-name="ce11"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table:style-name="ce29" office:value-type="string">
            <text:p>Check that DUP flag is set to 1 on redelivery. <text:s/>Needs a connection break and reestablishment. MQTTBrokers.py</text:p>
          </table:table-cell>
          <table:table-cell/>
        </table:table-row>
        <table:table-row table:style-name="ro2">
          <table:table-cell table:style-name="ce3" office:value-type="string">
            <text:p>[MQTT-2.1.2-3]</text:p>
          </table:table-cell>
          <table:table-cell table:style-name="ce11"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table:style-name="ce29" office:value-type="string">
            <text:p>Set DUP flag 1 for packet redelivery. MQTTBrokers.py</text:p>
          </table:table-cell>
          <table:table-cell/>
        </table:table-row>
        <table:table-row table:style-name="ro1">
          <table:table-cell table:style-name="ce3" office:value-type="string">
            <text:p>[MQTT-2.1.2-4]</text:p>
          </table:table-cell>
          <table:table-cell table:style-name="ce11" office:value-type="string">
            <text:p>The Dup flag MUST be 0 for all QoS 0 messages </text:p>
          </table:table-cell>
          <table:table-cell office:value-type="string">
            <text:p>Have the server check that messages from the client have DUP flag 0 for QoS 0.</text:p>
          </table:table-cell>
          <table:table-cell table:style-name="ce29" office:value-type="string">
            <text:p>Check that the DUP flag is 0 for QoS 0. MQTTV311.py</text:p>
          </table:table-cell>
          <table:table-cell/>
        </table:table-row>
        <table:table-row table:style-name="ro6">
          <table:table-cell table:style-name="ce3" office:value-type="string">
            <text:p>[MQTT-2.1.2-5]</text:p>
          </table:table-cell>
          <table:table-cell table:style-name="ce11"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table:style-name="ce29" office:value-type="string">
            <text:p>DUP flag in outgoing publications as a result of incoming publication with DUP flag set, is False. MQTTBrokers.py</text:p>
          </table:table-cell>
          <table:table-cell/>
        </table:table-row>
        <table:table-row table:style-name="ro4">
          <table:table-cell table:style-name="ce3" office:value-type="string">
            <text:p>[MQTT-2.1.2-6]</text:p>
          </table:table-cell>
          <table:table-cell table:style-name="ce11"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table:style-name="ce29" office:value-type="string">
            <text:p>Receiving and storing retained message. <text:s/>Brokers.py</text:p>
          </table:table-cell>
          <table:table-cell/>
        </table:table-row>
        <table:table-row table:style-name="ro2">
          <table:table-cell table:style-name="ce3" office:value-type="string">
            <text:p>[MQTT-2.1.2-7]</text:p>
          </table:table-cell>
          <table:table-cell table:style-name="ce11" office:value-type="string">
            <text:p>When a new subscription is established, the last retained message, if any, on each matching topic name MUST be sent to the subscriber. </text:p>
          </table:table-cell>
          <table:table-cell office:value-type="string">
            <text:p>N/A</text:p>
          </table:table-cell>
          <table:table-cell table:style-name="ce29" office:value-type="string">
            <text:p>Send retained messages to a client. MQTTBrokers.py</text:p>
          </table:table-cell>
          <table:table-cell/>
        </table:table-row>
        <table:table-row table:style-name="ro6">
          <table:table-cell table:style-name="ce3" office:value-type="string">
            <text:p>[MQTT-2.1.2-8]</text:p>
          </table:table-cell>
          <table:table-cell table:style-name="ce15"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table:style-name="ce31" office:value-type="string">
            <text:p>QoS 0 retained messages may be dropped at any time. <text:s/>Under normal circumstance we expect that not to happen, so in model broker is not going to include this behavior, as it would lead to unpredictable test results.</text:p>
          </table:table-cell>
          <table:table-cell/>
        </table:table-row>
        <table:table-row table:style-name="ro7">
          <table:table-cell table:style-name="ce3" office:value-type="string">
            <text:p>[MQTT-2.1.2-9]</text:p>
          </table:table-cell>
          <table:table-cell table:style-name="ce11"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table:style-name="ce29" office:value-type="string">
            <text:p>Send retained messages to a client. MQTTBrokers.py</text:p>
          </table:table-cell>
          <table:table-cell/>
        </table:table-row>
        <table:table-row table:style-name="ro4">
          <table:table-cell table:style-name="ce3" office:value-type="string">
            <text:p>[MQTT-2.1.2-10]</text:p>
          </table:table-cell>
          <table:table-cell table:style-name="ce11"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table:style-name="ce29" office:value-type="string">
            <text:p>Sending a message to a client as a result of a publish that had the retained flag set. Brokers.py</text:p>
          </table:table-cell>
          <table:table-cell/>
        </table:table-row>
        <table:table-row table:style-name="ro8">
          <table:table-cell table:style-name="ce3" office:value-type="string">
            <text:p>[MQTT-2.1.2-11]</text:p>
          </table:table-cell>
          <table:table-cell table:style-name="ce11"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29" office:value-type="string">
            <text:p>Deleting a retained message. <text:s/>SubscriptionEngines.py</text:p>
          </table:table-cell>
          <table:table-cell/>
        </table:table-row>
        <table:table-row table:style-name="ro4">
          <table:table-cell table:style-name="ce6" office:value-type="string">
            <text:p>[MQTT-2.1.2-12]</text:p>
          </table:table-cell>
          <table:table-cell table:style-name="ce16"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32" office:value-type="string">
            <text:p>Non-retained publish from client to server Brokers.py</text:p>
          </table:table-cell>
          <table:table-cell/>
        </table:table-row>
        <table:table-row table:style-name="ro2">
          <table:table-cell table:style-name="ce3" office:value-type="string">
            <text:p>[MQTT-2.3.1-1]</text:p>
          </table:table-cell>
          <table:table-cell table:style-name="ce11" office:value-type="string">
            <text:p>SUBSCRIBE, UNSUBSCRIBE, and PUBLISH (in cases where QoS &gt; 0) Control Packets MUST contain a non-zero 16-bit Packet Identifier.</text:p>
          </table:table-cell>
          <table:table-cell table:style-name="ce25" office:value-type="string">
            <text:p>Normal SUBSCRIBE, UNSUBSCRIBE and PUBLISH. <text:s/>Packet id must be &gt; 0.</text:p>
          </table:table-cell>
          <table:table-cell table:style-name="ce29" office:value-type="string">
            <text:p>Normal SUBSCRIBE, UNSUBSCRIBE and PUBLISH. <text:s/>Packet id must be &gt; 0. <text:s/>MQTT MQTTV311.py</text:p>
          </table:table-cell>
          <table:table-cell/>
        </table:table-row>
        <table:table-row table:style-name="ro2">
          <table:table-cell table:style-name="ce3" office:value-type="string">
            <text:p>[MQTT-2.3.1-2]</text:p>
          </table:table-cell>
          <table:table-cell table:style-name="ce11"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table:style-name="ce31" office:value-type="string">
            <text:p>N/A</text:p>
          </table:table-cell>
          <table:table-cell/>
        </table:table-row>
        <table:table-row table:style-name="ro9">
          <table:table-cell table:style-name="ce3" office:value-type="string">
            <text:p>[MQTT-2.3.1-3]</text:p>
          </table:table-cell>
          <table:table-cell table:style-name="ce11"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table:style-name="ce31" office:value-type="string">
            <text:p>N/A</text:p>
          </table:table-cell>
          <table:table-cell/>
        </table:table-row>
        <table:table-row table:style-name="ro2">
          <table:table-cell table:style-name="ce6" office:value-type="string">
            <text:p>[MQTT-2.3.1-4]</text:p>
          </table:table-cell>
          <table:table-cell table:style-name="ce11" office:value-type="string">
            <text:p>The same conditions [MQTT-2.3.1-3] apply to a Server when it sends a PUBLISH with QoS &gt;0. </text:p>
          </table:table-cell>
          <table:table-cell office:value-type="string">
            <text:p>N/A</text:p>
          </table:table-cell>
          <table:table-cell table:style-name="ce29" office:value-type="string">
            <text:p>Packet resends from server. <text:s/>Needs connection break. <text:s/>MQTTBrokers.py</text:p>
          </table:table-cell>
          <table:table-cell/>
        </table:table-row>
        <table:table-row table:style-name="ro10">
          <table:table-cell table:style-name="ce3" office:value-type="string">
            <text:p>[MQTT-2.3.1-5]</text:p>
          </table:table-cell>
          <table:table-cell table:style-name="ce11" office:value-type="string">
            <text:p>A PUBLISH Packet MUST NOT contain a Packet Identifier if its QoS value is set to 0.</text:p>
          </table:table-cell>
          <table:table-cell office:value-type="string">
            <text:p>Packet id must be 0 if QoS is 0.</text:p>
          </table:table-cell>
          <table:table-cell table:style-name="ce32" office:value-type="string">
            <text:p>Packet id must be 0 if QoS is 0. MQTTV311.py</text:p>
          </table:table-cell>
          <table:table-cell/>
        </table:table-row>
        <table:table-row table:style-name="ro2">
          <table:table-cell table:style-name="ce3" office:value-type="string">
            <text:p>[MQTT-2.3.1-6]</text:p>
          </table:table-cell>
          <table:table-cell table:style-name="ce11" office:value-type="string">
            <text:p>A PUBACK, PUBREC, PUBREL Packet MUST contain the same Packet Identifier as the PUBLISH Packet that initiated the flow.</text:p>
          </table:table-cell>
          <table:table-cell office:value-type="string">
            <text:p>Normal PUBLISH QoS 2 flow.</text:p>
          </table:table-cell>
          <table:table-cell table:style-name="ce29" office:value-type="string">
            <text:p>Normal PUBLISH QoS 2 flow. MQTTBrokers.py</text:p>
          </table:table-cell>
          <table:table-cell/>
        </table:table-row>
        <table:table-row table:style-name="ro4">
          <table:table-cell table:style-name="ce3" office:value-type="string">
            <text:p>[MQTT-2.3.1-7] </text:p>
          </table:table-cell>
          <table:table-cell table:style-name="ce11" office:value-type="string">
            <text:p>Similarly to [MQTT-2.3.1-6], SUBACK and UNSUBACK MUST contain the Packet Identifier that was used in the corresponding SUBSCRIBE and UNSUBSCRIBE Packet respectively</text:p>
          </table:table-cell>
          <table:table-cell table:style-name="ce25" office:value-type="string">
            <text:p>Normal SUBSCRIBE and UNSUBSCRIBE flows.</text:p>
          </table:table-cell>
          <table:table-cell table:style-name="ce29" office:value-type="string">
            <text:p>Normal SUBSCRIBE and UNSUBSCRIBE flows. MQTTBrokers.py</text:p>
          </table:table-cell>
          <table:table-cell/>
        </table:table-row>
        <table:table-row table:style-name="ro1">
          <table:table-cell table:style-name="ce4" office:value-type="string" table:number-columns-spanned="4" table:number-rows-spanned="1">
            <text:p>Control Packets</text:p>
          </table:table-cell>
          <table:covered-table-cell table:style-name="ce17"/>
          <table:covered-table-cell table:style-name="ce26"/>
          <table:covered-table-cell table:style-name="ce33"/>
          <table:table-cell/>
        </table:table-row>
        <table:table-row table:style-name="ro1">
          <table:table-cell table:style-name="ce4" office:value-type="string" table:number-columns-spanned="4" table:number-rows-spanned="1">
            <text:p>Control Packets – Connect</text:p>
          </table:table-cell>
          <table:covered-table-cell table:style-name="ce17"/>
          <table:covered-table-cell table:style-name="ce26"/>
          <table:covered-table-cell table:style-name="ce33"/>
          <table:table-cell/>
        </table:table-row>
        <table:table-row table:style-name="ro2">
          <table:table-cell table:style-name="ce3" office:value-type="string">
            <text:p>[MQTT-3.1.0-1]</text:p>
          </table:table-cell>
          <table:table-cell table:style-name="ce11"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29" office:value-type="string">
            <text:p>First packet from client is not connect. MQTTProtocolNodes</text:p>
          </table:table-cell>
          <table:table-cell/>
        </table:table-row>
        <table:table-row table:style-name="ro2">
          <table:table-cell table:style-name="ce3" office:value-type="string">
            <text:p>[MQTT-3.1.0-2]</text:p>
          </table:table-cell>
          <table:table-cell table:style-name="ce11" office:value-type="string">
            <text:p>The Server MUST process a second CONNECT Packet sent from a Client as a protocol violation and disconnect the Client.</text:p>
          </table:table-cell>
          <table:table-cell office:value-type="string">
            <text:p>N/A</text:p>
          </table:table-cell>
          <table:table-cell table:style-name="ce29" office:value-type="string">
            <text:p>Send a connect packet while connected. MQTTProtocolNodes.</text:p>
          </table:table-cell>
          <table:table-cell/>
        </table:table-row>
        <table:table-row table:style-name="ro6">
          <table:table-cell table:style-name="ce6" office:value-type="string">
            <text:p>[MQTT-3.1.2-1]</text:p>
          </table:table-cell>
          <table:table-cell table:style-name="ce11"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29" office:value-type="string">
            <text:p>Send a protocol name which is not MQTT. <text:s/>MQTTProtocolNodes</text:p>
          </table:table-cell>
          <table:table-cell/>
        </table:table-row>
        <table:table-row table:style-name="ro4">
          <table:table-cell table:style-name="ce3" office:value-type="string">
            <text:p>[MQTT-3.1.2-2]</text:p>
          </table:table-cell>
          <table:table-cell table:style-name="ce11"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29" office:value-type="string">
            <text:p>Responding to connect packet with wrong protocol version. <text:s/>MQTTProtocolNodes</text:p>
          </table:table-cell>
          <table:table-cell/>
        </table:table-row>
        <table:table-row table:style-name="ro2">
          <table:table-cell table:style-name="ce3" office:value-type="string">
            <text:p>[MQTT-3.1.2-3]</text:p>
          </table:table-cell>
          <table:table-cell table:style-name="ce11" office:value-type="string">
            <text:p>The Server MUST validate that the reserved flag in the CONNECT Control Packet is set to zero and disconnect the Client if it is not zero. </text:p>
          </table:table-cell>
          <table:table-cell office:value-type="string">
            <text:p>N/A</text:p>
          </table:table-cell>
          <table:table-cell table:style-name="ce29" office:value-type="string">
            <text:p>Connect packet validation. MQTTV311.py</text:p>
          </table:table-cell>
          <table:table-cell/>
        </table:table-row>
        <table:table-row table:style-name="ro2">
          <table:table-cell table:style-name="ce3" office:value-type="string">
            <text:p>[MQTT-3.1.2-4]</text:p>
          </table:table-cell>
          <table:table-cell table:style-name="ce11" office:value-type="string">
            <text:p>The Client and Server MUST store the Session after the Client and Server are disconnected.</text:p>
          </table:table-cell>
          <table:table-cell office:value-type="string">
            <text:p>Breaking of non-cleansession connection</text:p>
          </table:table-cell>
          <table:table-cell table:style-name="ce34" office:value-type="string">
            <text:p>Breaking of non-cleansession connection Brokers.py</text:p>
          </table:table-cell>
          <table:table-cell/>
        </table:table-row>
        <table:table-row table:style-name="ro4">
          <table:table-cell table:style-name="ce3" office:value-type="string">
            <text:p>[MQTT-3.1.2-5]</text:p>
          </table:table-cell>
          <table:table-cell table:style-name="ce11"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table:style-name="ce29" office:value-type="string">
            <text:p>Breaking of connection, non-cleansession. <text:s/>Further messages received. MQTTBrokers.py</text:p>
          </table:table-cell>
          <table:table-cell/>
        </table:table-row>
        <table:table-row table:style-name="ro4">
          <table:table-cell table:style-name="ce3" office:value-type="string">
            <text:p>[MQTT-3.1.2-6]</text:p>
          </table:table-cell>
          <table:table-cell table:style-name="ce11"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table:style-name="ce29" office:value-type="string">
            <text:p>Cleansession connection break.Brokers.py</text:p>
          </table:table-cell>
          <table:table-cell/>
        </table:table-row>
        <table:table-row table:style-name="ro2">
          <table:table-cell table:style-name="ce3" office:value-type="string">
            <text:p>[MQTT-3.1.2.7]</text:p>
          </table:table-cell>
          <table:table-cell table:style-name="ce11"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table:style-name="ce29" office:value-type="string">
            <text:p>Cleansession connection end – retained messages left. Brokers.py</text:p>
          </table:table-cell>
          <table:table-cell/>
        </table:table-row>
        <table:table-row table:style-name="ro4">
          <table:table-cell table:style-name="ce3" office:value-type="string">
            <text:p>[MQTT-3.1.2-8]</text:p>
          </table:table-cell>
          <table:table-cell table:style-name="ce11"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29" office:value-type="string">
            <text:p>Will message processing. MQTTBrokers.py</text:p>
          </table:table-cell>
          <table:table-cell/>
        </table:table-row>
        <table:table-row table:style-name="ro4">
          <table:table-cell table:style-name="ce3" office:value-type="string">
            <text:p>[MQTT-3.1.2-9]</text:p>
          </table:table-cell>
          <table:table-cell table:style-name="ce11"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34" office:value-type="string">
            <text:p>Connect packet format with will message. MQTTV311.py</text:p>
          </table:table-cell>
          <table:table-cell/>
        </table:table-row>
        <table:table-row table:style-name="ro4">
          <table:table-cell table:style-name="ce3" office:value-type="string">
            <text:p>[MQTT-3.1.2-10]</text:p>
          </table:table-cell>
          <table:table-cell table:style-name="ce11"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table:style-name="ce29" office:value-type="string">
            <text:p>No will message after reconnect and connection re-break. Brokers.py</text:p>
          </table:table-cell>
          <table:table-cell/>
        </table:table-row>
        <table:table-row table:style-name="ro1">
          <table:table-cell table:style-name="ce3" office:value-type="string">
            <text:p>[MQTT-3.1.2-11]</text:p>
          </table:table-cell>
          <table:table-cell table:style-name="ce11" office:value-type="string">
            <text:p>If the Will Flag is set to 0, then the Will QoS MUST be set to 0 <text:s/>(0x00).</text:p>
          </table:table-cell>
          <table:table-cell office:value-type="string">
            <text:p>Connect packet format with will message.</text:p>
          </table:table-cell>
          <table:table-cell table:style-name="ce34" office:value-type="string">
            <text:p>Connect packet format with will message. MQTTV311.py</text:p>
          </table:table-cell>
          <table:table-cell/>
        </table:table-row>
        <table:table-row table:style-name="ro2">
          <table:table-cell table:style-name="ce6" office:value-type="string">
            <text:p>[MQTT-3.1.2-12]</text:p>
          </table:table-cell>
          <table:table-cell table:style-name="ce11"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34" office:value-type="string">
            <text:p>QoS 0, 1 and 2 will messages. <text:s/>3 not allowed. MQTTV311.py</text:p>
          </table:table-cell>
          <table:table-cell/>
        </table:table-row>
        <table:table-row table:style-name="ro1">
          <table:table-cell table:style-name="ce3" office:value-type="string">
            <text:p>[MQTT-3.1.2-13]</text:p>
          </table:table-cell>
          <table:table-cell table:style-name="ce11" office:value-type="string">
            <text:p>If the Will Flag is set to 0, then the Will Retain Flag MUST be set to 0.</text:p>
          </table:table-cell>
          <table:table-cell office:value-type="string">
            <text:p>Connect packet format without will message.</text:p>
          </table:table-cell>
          <table:table-cell table:style-name="ce34" office:value-type="string">
            <text:p>Connect packet format with will message. MQTTV311.py</text:p>
          </table:table-cell>
          <table:table-cell/>
        </table:table-row>
        <table:table-row table:style-name="ro2">
          <table:table-cell table:style-name="ce3" office:value-type="string">
            <text:p>[MQTT-3.1.2-14]</text:p>
          </table:table-cell>
          <table:table-cell table:style-name="ce11"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34" office:value-type="string">
            <text:p>Will message non-retained Brokers.py</text:p>
          </table:table-cell>
          <table:table-cell/>
        </table:table-row>
        <table:table-row table:style-name="ro2">
          <table:table-cell table:style-name="ce3" office:value-type="string">
            <text:p>[MQTT-3.1.2-15]</text:p>
          </table:table-cell>
          <table:table-cell table:style-name="ce11"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34" office:value-type="string">
            <text:p>Will message retained Brokers.py</text:p>
          </table:table-cell>
          <table:table-cell/>
        </table:table-row>
        <table:table-row table:style-name="ro11">
          <table:table-cell table:style-name="ce3" office:value-type="string">
            <text:p>[MQTT-3.1.2-16]</text:p>
          </table:table-cell>
          <table:table-cell table:style-name="ce11" office:value-type="string">
            <text:p>If the User Name Flag is set to 0, a user name MUST NOT be present in the payload.</text:p>
          </table:table-cell>
          <table:table-cell office:value-type="string">
            <text:p>Connect packet format with no user name</text:p>
          </table:table-cell>
          <table:table-cell table:style-name="ce34" office:value-type="string">
            <text:p>Connect packet format with no user name MQTT311.py</text:p>
          </table:table-cell>
          <table:table-cell/>
        </table:table-row>
        <table:table-row table:style-name="ro12">
          <table:table-cell table:style-name="ce3" office:value-type="string">
            <text:p>[MQTT-3.1.2-17]</text:p>
          </table:table-cell>
          <table:table-cell table:style-name="ce11" office:value-type="string">
            <text:p>If the User Name Flag is set to 1, a user name MUST be present in the payload.</text:p>
          </table:table-cell>
          <table:table-cell office:value-type="string">
            <text:p>Connect packet format with user name</text:p>
          </table:table-cell>
          <table:table-cell table:style-name="ce29" office:value-type="string">
            <text:p>Connect packet format with user name MQTT311.py</text:p>
          </table:table-cell>
          <table:table-cell/>
        </table:table-row>
        <table:table-row table:style-name="ro13">
          <table:table-cell table:style-name="ce3" office:value-type="string">
            <text:p>[MQTT-3.1.2-18]</text:p>
          </table:table-cell>
          <table:table-cell table:style-name="ce11" office:value-type="string">
            <text:p>If the Password Flag is set to 0, a password MUST NOT be present in the payload.</text:p>
          </table:table-cell>
          <table:table-cell office:value-type="string">
            <text:p>Connect packet format with no password</text:p>
          </table:table-cell>
          <table:table-cell table:style-name="ce34" office:value-type="string">
            <text:p>Connect packet format with no password MQTT311.py</text:p>
          </table:table-cell>
          <table:table-cell/>
        </table:table-row>
        <table:table-row table:style-name="ro10">
          <table:table-cell table:style-name="ce3" office:value-type="string">
            <text:p>[MQTT-3.1.2-19]</text:p>
          </table:table-cell>
          <table:table-cell table:style-name="ce11" office:value-type="string">
            <text:p>If the Password Flag is set to 1, a password MUST be present in the payload.</text:p>
          </table:table-cell>
          <table:table-cell table:style-name="ce24" office:value-type="string">
            <text:p>Connect packet format with password</text:p>
          </table:table-cell>
          <table:table-cell table:style-name="ce34" office:value-type="string">
            <text:p>Connect packet format with password MQTT311.py</text:p>
          </table:table-cell>
          <table:table-cell/>
        </table:table-row>
        <table:table-row table:style-name="ro14">
          <table:table-cell table:style-name="ce3" office:value-type="string">
            <text:p>[MQTT-3.1.2-20]</text:p>
          </table:table-cell>
          <table:table-cell table:style-name="ce11" office:value-type="string">
            <text:p>If the User Name Flag is set to 0 then the Password Flag MUST be set to 0.</text:p>
          </table:table-cell>
          <table:table-cell office:value-type="string">
            <text:p>Connect packet with password but no username</text:p>
          </table:table-cell>
          <table:table-cell table:style-name="ce29" office:value-type="string">
            <text:p>Connect packet with password but no username MQTT311.py</text:p>
          </table:table-cell>
          <table:table-cell/>
        </table:table-row>
        <table:table-row table:style-name="ro4">
          <table:table-cell table:style-name="ce3" office:value-type="string">
            <text:p>[MQTT-3.1.2-21]</text:p>
          </table:table-cell>
          <table:table-cell table:style-name="ce11"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table:style-name="ce31" office:value-type="string">
            <text:p>N/A</text:p>
          </table:table-cell>
          <table:table-cell/>
        </table:table-row>
        <table:table-row table:style-name="ro4">
          <table:table-cell table:style-name="ce3" office:value-type="string">
            <text:p>[MQTT-3.1.2-22]</text:p>
          </table:table-cell>
          <table:table-cell table:style-name="ce11"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29" office:value-type="string">
            <text:p>Keepalive processing. <text:s/>MQTTBrokers.py</text:p>
          </table:table-cell>
          <table:table-cell/>
        </table:table-row>
        <table:table-row table:style-name="ro2">
          <table:table-cell table:style-name="ce6" office:value-type="string">
            <text:p>[MQTT-3.1.3-1]</text:p>
          </table:table-cell>
          <table:table-cell table:style-name="ce11" office:value-type="string">
            <text:p>These fields, if present, MUST appear in the order Client Identifier, Will Topic, Will Message, User Name, Password.</text:p>
          </table:table-cell>
          <table:table-cell office:value-type="string">
            <text:p>Connect packet format.</text:p>
          </table:table-cell>
          <table:table-cell table:style-name="ce29" office:value-type="string">
            <text:p>Connect packet format. MQTTV311.py</text:p>
          </table:table-cell>
          <table:table-cell/>
        </table:table-row>
        <table:table-row table:style-name="ro2">
          <table:table-cell table:style-name="ce3" office:value-type="string">
            <text:p>[MQTT-3.1.3-2]</text:p>
          </table:table-cell>
          <table:table-cell table:style-name="ce11"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table:style-name="ce29" office:value-type="string">
            <text:p>Non-cleansession reconnect MQTTBrokers.py</text:p>
          </table:table-cell>
          <table:table-cell/>
        </table:table-row>
        <table:table-row table:style-name="ro2">
          <table:table-cell table:style-name="ce3" office:value-type="string">
            <text:p>[MQTT-3.1.3-3]</text:p>
          </table:table-cell>
          <table:table-cell table:style-name="ce11" office:value-type="string">
            <text:p>The Client Identifier (ClientId) MUST be present and MUST be the first field in the payload.</text:p>
          </table:table-cell>
          <table:table-cell office:value-type="string">
            <text:p>Connect packet format</text:p>
          </table:table-cell>
          <table:table-cell table:style-name="ce29" office:value-type="string">
            <text:p>Connect packet format MQTTV311.py</text:p>
          </table:table-cell>
          <table:table-cell/>
        </table:table-row>
        <table:table-row table:style-name="ro15">
          <table:table-cell table:style-name="ce3" office:value-type="string">
            <text:p>[MQTT-3.1.3-4]</text:p>
          </table:table-cell>
          <table:table-cell table:style-name="ce12" office:value-type="string">
            <text:p><text:span text:style-name="T2">The ClientId MUST comprise only Unicode </text:span><text:span text:style-name="T4">[Unicode63]</text:span><text:span text:style-name="T2"> characters, </text:span><text:span text:style-name="T2">and the length of the UTF-8 encoding MUST be at least zero bytes and </text:span><text:span text:style-name="T2">no more than 65535 bytes.</text:span></text:p>
          </table:table-cell>
          <table:table-cell office:value-type="string">
            <text:p>Format and length limit of client id. <text:s/>Does the client need to police?</text:p>
          </table:table-cell>
          <table:table-cell table:style-name="ce29" office:value-type="string">
            <text:p>Length limit of client id MQTTV311.pt</text:p>
          </table:table-cell>
          <table:table-cell/>
        </table:table-row>
        <table:table-row table:style-name="ro4">
          <table:table-cell table:style-name="ce3" office:value-type="string">
            <text:p>[MQTT-3.1.3-5]</text:p>
          </table:table-cell>
          <table:table-cell table:style-name="ce11" office:value-type="string">
            <text:p><text:span text:style-name="T2">The Server MUST allow ClientIds which are between 1 and 23 UTF-8 </text:span><text:span text:style-name="T2">encoded bytes in length, and that contain only the characters</text:span></text:p>
            <text:p><text:span text:style-name="T2">"0123456789abcdefghijklmnopqrstuvwxyzABCDEFGHIJKLMNOPQRS</text:span><text:span text:style-name="T2">TUVWXYZ"</text:span></text:p>
          </table:table-cell>
          <table:table-cell office:value-type="string">
            <text:p>N/A</text:p>
          </table:table-cell>
          <table:table-cell table:style-name="ce29" office:value-type="string">
            <text:p>Lowest common denominator client id MQTTBrokers.py</text:p>
          </table:table-cell>
          <table:table-cell/>
        </table:table-row>
        <table:table-row table:style-name="ro6">
          <table:table-cell table:style-name="ce3" office:value-type="string">
            <text:p>[MQTT-3.1.3-6]</text:p>
          </table:table-cell>
          <table:table-cell table:style-name="ce11"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table:style-name="ce29" office:value-type="string">
            <text:p>Clientid of 0 length. MQTTBrokers.py</text:p>
          </table:table-cell>
          <table:table-cell/>
        </table:table-row>
        <table:table-row table:style-name="ro2">
          <table:table-cell table:style-name="ce3" office:value-type="string">
            <text:p>[MQTT-3.1.3-7]</text:p>
          </table:table-cell>
          <table:table-cell table:style-name="ce11" office:value-type="string">
            <text:p>If the Client supplies a zero-byte ClientId, the Client MUST also set Clean Session to 1.</text:p>
          </table:table-cell>
          <table:table-cell office:value-type="string">
            <text:p>Clientid of 0 length.</text:p>
          </table:table-cell>
          <table:table-cell table:style-name="ce29" office:value-type="string">
            <text:p>Client id 0 length, cleansession 1. MQTTBrokers.py</text:p>
          </table:table-cell>
          <table:table-cell/>
        </table:table-row>
        <table:table-row table:style-name="ro4">
          <table:table-cell table:style-name="ce3" office:value-type="string">
            <text:p>[MQTT-3.1.3-8]</text:p>
          </table:table-cell>
          <table:table-cell table:style-name="ce11"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table:style-name="ce29" office:value-type="string">
            <text:p>Clientid 0 lemgth, cleansession 0. MQTTBRokers.py</text:p>
          </table:table-cell>
          <table:table-cell/>
        </table:table-row>
        <table:table-row table:style-name="ro4">
          <table:table-cell table:style-name="ce3" office:value-type="string">
            <text:p>[MQTT-3.1.3-9]</text:p>
          </table:table-cell>
          <table:table-cell table:style-name="ce11"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table:style-name="ce29" office:value-type="string">
            <text:p>Invalid client id. MQTTBrokers.py</text:p>
          </table:table-cell>
          <table:table-cell/>
        </table:table-row>
        <table:table-row table:style-name="ro2">
          <table:table-cell table:style-name="ce6" office:value-type="string">
            <text:p>[MQTT-3.1.4-1]</text:p>
          </table:table-cell>
          <table:table-cell table:style-name="ce11"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table:style-name="ce29" office:value-type="string">
            <text:p>Invalid connect packet. <text:s/>MQTTV311.py</text:p>
          </table:table-cell>
          <table:table-cell/>
        </table:table-row>
        <table:table-row table:style-name="ro2">
          <table:table-cell table:style-name="ce3" office:value-type="string">
            <text:p>[MQTT-3.1.4-2]</text:p>
          </table:table-cell>
          <table:table-cell table:style-name="ce11" office:value-type="string">
            <text:p>If the ClientId represents a Client already connected to the Server then the Server MUST disconnect the existing Client.</text:p>
          </table:table-cell>
          <table:table-cell office:value-type="string">
            <text:p>N/A</text:p>
          </table:table-cell>
          <table:table-cell table:style-name="ce29" office:value-type="string">
            <text:p>Disconnect existing connection. <text:s/>MQTTProtocolNodes</text:p>
          </table:table-cell>
          <table:table-cell/>
        </table:table-row>
        <table:table-row table:style-name="ro2">
          <table:table-cell table:style-name="ce3" office:value-type="string">
            <text:p>[MQTT-3.1.4-3]</text:p>
          </table:table-cell>
          <table:table-cell table:style-name="ce11" office:value-type="string">
            <text:p>If the Server rejects the CONNECT, it MUST NOT process any data sent by the Client after the CONNECT Packet.</text:p>
          </table:table-cell>
          <table:table-cell office:value-type="string">
            <text:p>N/A</text:p>
          </table:table-cell>
          <table:table-cell table:style-name="ce29" office:value-type="string">
            <text:p>Server rejecting connection. MQTTBrokers.py</text:p>
          </table:table-cell>
          <table:table-cell/>
        </table:table-row>
        <table:table-row table:style-name="ro16">
          <table:table-cell table:style-name="ce4" office:value-type="string" table:number-columns-spanned="4" table:number-rows-spanned="1">
            <text:p>Control Packets – Connack</text:p>
          </table:table-cell>
          <table:covered-table-cell table:style-name="ce11"/>
          <table:covered-table-cell table:number-columns-repeated="2"/>
          <table:table-cell/>
        </table:table-row>
        <table:table-row table:style-name="ro1">
          <table:table-cell table:style-name="ce3" office:value-type="string">
            <text:p>[MQTT-3.2.0-1]</text:p>
          </table:table-cell>
          <table:table-cell table:style-name="ce11" office:value-type="string">
            <text:p>The first packet sent from the Server to the Client MUST be a CONNACK Packet.</text:p>
          </table:table-cell>
          <table:table-cell office:value-type="string">
            <text:p>N/A</text:p>
          </table:table-cell>
          <table:table-cell table:style-name="ce29" office:value-type="string">
            <text:p>Response to connect packet. MQTTBrokers.py</text:p>
          </table:table-cell>
          <table:table-cell/>
        </table:table-row>
        <table:table-row table:style-name="ro2">
          <table:table-cell table:style-name="ce6" office:value-type="string">
            <text:p>[MQTT-3.2.2-1]</text:p>
          </table:table-cell>
          <table:table-cell table:style-name="ce11" office:value-type="string">
            <text:p>If a server sends a CONNACK packet containing a non-zero return code it MUST then close the Network Connection.</text:p>
          </table:table-cell>
          <table:table-cell office:value-type="string">
            <text:p>N/A</text:p>
          </table:table-cell>
          <table:table-cell table:style-name="ce29" office:value-type="string">
            <text:p>Failing connect with connack. MQTTBrokers.py</text:p>
          </table:table-cell>
          <table:table-cell/>
        </table:table-row>
        <table:table-row table:style-name="ro2">
          <table:table-cell table:style-name="ce3" office:value-type="string">
            <text:p>[MQTT-3.2.2-2]</text:p>
          </table:table-cell>
          <table:table-cell table:style-name="ce11" office:value-type="string">
            <text:p>If none of these return codes are deemed applicable, then the Server MUST close the Network Connection without flowing a CONNACK.</text:p>
          </table:table-cell>
          <table:table-cell office:value-type="string">
            <text:p>N/A</text:p>
          </table:table-cell>
          <table:table-cell table:style-name="ce35" office:value-type="string">
            <text:p>Finding a common cause for connect failure without connack could be tricky.</text:p>
          </table:table-cell>
          <table:table-cell/>
        </table:table-row>
        <table:table-row table:style-name="ro1">
          <table:table-cell table:style-name="ce4" office:value-type="string" table:number-columns-spanned="4" table:number-rows-spanned="1">
            <text:p>Control Packets – Publish</text:p>
          </table:table-cell>
          <table:covered-table-cell table:style-name="ce11"/>
          <table:covered-table-cell table:number-columns-repeated="2"/>
          <table:table-cell/>
        </table:table-row>
        <table:table-row table:style-name="ro1">
          <table:table-cell table:style-name="ce3" office:value-type="string">
            <text:p>[MQTT-3.3.2-1]</text:p>
          </table:table-cell>
          <table:table-cell table:style-name="ce11" office:value-type="string">
            <text:p>The Topic Name MUST be a UTF-8 encoded string.</text:p>
          </table:table-cell>
          <table:table-cell office:value-type="string">
            <text:p>Topic name – UTF-8.</text:p>
          </table:table-cell>
          <table:table-cell table:style-name="ce29" office:value-type="string">
            <text:p>Topic names – handle non UTF-8 MQTV311.py</text:p>
          </table:table-cell>
          <table:table-cell/>
        </table:table-row>
        <table:table-row table:style-name="ro1">
          <table:table-cell table:style-name="ce3" office:value-type="string">
            <text:p>[MQTT-3.3.2-2]</text:p>
          </table:table-cell>
          <table:table-cell table:style-name="ce11" office:value-type="string">
            <text:p>The Topic Name in the PUBLISH Packet MUST NOT contain wildcard characters.</text:p>
          </table:table-cell>
          <table:table-cell office:value-type="string">
            <text:p>N/A</text:p>
          </table:table-cell>
          <table:table-cell table:style-name="ce34" office:value-type="string">
            <text:p>Wildcard in publish topic MQTTBrokers.py</text:p>
          </table:table-cell>
          <table:table-cell/>
        </table:table-row>
        <table:table-row table:style-name="ro2">
          <table:table-cell table:style-name="ce6" office:value-type="string">
            <text:p>[MQTT-3.3.2-3]</text:p>
          </table:table-cell>
          <table:table-cell table:style-name="ce11" office:value-type="string">
            <text:p>The Topic Name sent to a subscribing Client MUST match the Subscription’s Topic Filter.</text:p>
          </table:table-cell>
          <table:table-cell office:value-type="string">
            <text:p>N/A</text:p>
          </table:table-cell>
          <table:table-cell table:style-name="ce29" office:value-type="string">
            <text:p>Sending of message – check topic. MQTTBrokers.py</text:p>
          </table:table-cell>
          <table:table-cell/>
        </table:table-row>
        <table:table-row table:style-name="ro6">
          <table:table-cell table:style-name="ce3" office:value-type="string">
            <text:p>[MQTT-3.3.5-1]</text:p>
          </table:table-cell>
          <table:table-cell table:style-name="ce11"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table:style-name="ce29" office:value-type="string">
            <text:p>Overlapping subscriptions with different QoSs. <text:s/>Must send one message with highest QoS. <text:s/>May send others matching other subscriptions. Brokers.py</text:p>
          </table:table-cell>
          <table:table-cell/>
        </table:table-row>
        <table:table-row table:style-name="ro6">
          <table:table-cell table:style-name="ce3" office:value-type="string">
            <text:p>[MQTT-3.3.5-2]</text:p>
          </table:table-cell>
          <table:table-cell table:style-name="ce11"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Disallowed publish.</text:p>
          </table:table-cell>
          <table:table-cell/>
        </table:table-row>
        <table:table-row table:style-name="ro16">
          <table:table-cell table:style-name="ce4" office:value-type="string" table:number-columns-spanned="4" table:number-rows-spanned="1">
            <text:p>Control Packets – Pubrec</text:p>
          </table:table-cell>
          <table:covered-table-cell table:style-name="ce11"/>
          <table:covered-table-cell table:number-columns-repeated="2"/>
          <table:table-cell/>
        </table:table-row>
        <table:table-row table:style-name="ro2">
          <table:table-cell table:style-name="ce3" office:value-type="string">
            <text:p>[MQTT-3.5.4-1]</text:p>
          </table:table-cell>
          <table:table-cell table:style-name="ce11" office:value-type="string">
            <text:p>When the sender of a PUBLISH Packet receives a PUBREC Packet, it MUST reply with a PUBREL Packet.</text:p>
          </table:table-cell>
          <table:table-cell table:style-name="ce27" office:value-type="string">
            <text:p>Pubrel packet in QoS 2 exchanges.</text:p>
          </table:table-cell>
          <table:table-cell table:style-name="ce29" office:value-type="string">
            <text:p>Pubrel packet in QoS 2 exchanges. <text:span text:style-name="T6">MQTTBrokers.py</text:span></text:p>
          </table:table-cell>
          <table:table-cell/>
        </table:table-row>
        <table:table-row table:style-name="ro16">
          <table:table-cell table:style-name="ce4" office:value-type="string" table:number-columns-spanned="4" table:number-rows-spanned="1">
            <text:p>Control Packets – Pubrel</text:p>
          </table:table-cell>
          <table:covered-table-cell table:style-name="ce11"/>
          <table:covered-table-cell table:number-columns-repeated="2"/>
          <table:table-cell/>
        </table:table-row>
        <table:table-row table:style-name="ro4">
          <table:table-cell table:style-name="ce3" office:value-type="string">
            <text:p>[MQTT-3.6.1-1]</text:p>
          </table:table-cell>
          <table:table-cell table:style-name="ce11"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table:style-name="ce29" office:value-type="string">
            <text:p>Format of Pubrel packet. MQTTV311.py</text:p>
          </table:table-cell>
          <table:table-cell/>
        </table:table-row>
        <table:table-row table:style-name="ro2">
          <table:table-cell table:style-name="ce3" office:value-type="string">
            <text:p>[MQTT-3.6.4-1]</text:p>
          </table:table-cell>
          <table:table-cell table:style-name="ce11" office:value-type="string">
            <text:p>When the sender of a PUBREC Packet receives a PUBREL Packet <text:s/>it MUST reply with a PUBCOMP Packet.</text:p>
          </table:table-cell>
          <table:table-cell office:value-type="string">
            <text:p>Receipt of Pubrel. <text:s/>Normal QoS 2 publish handling.</text:p>
          </table:table-cell>
          <table:table-cell table:style-name="ce29" office:value-type="string">
            <text:p>Receipt of Pubrel. <text:s/>Normal QoS 2 publish handling. MQTTBrokers.py</text:p>
          </table:table-cell>
          <table:table-cell/>
        </table:table-row>
        <table:table-row table:style-name="ro1">
          <table:table-cell table:style-name="ce4" office:value-type="string" table:number-columns-spanned="4" table:number-rows-spanned="1">
            <text:p>Control Packets – Subscribe</text:p>
          </table:table-cell>
          <table:covered-table-cell table:style-name="ce11"/>
          <table:covered-table-cell table:number-columns-repeated="2"/>
          <table:table-cell/>
        </table:table-row>
        <table:table-row table:style-name="ro4">
          <table:table-cell table:style-name="ce3" office:value-type="string">
            <text:p>[MQTT-3.8.1-1]</text:p>
          </table:table-cell>
          <table:table-cell table:style-name="ce11"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29" office:value-type="string">
            <text:p>Format of subscribe packet header. MQTTV311.py</text:p>
          </table:table-cell>
          <table:table-cell/>
        </table:table-row>
        <table:table-row table:style-name="ro2">
          <table:table-cell table:style-name="ce3" office:value-type="string">
            <text:p>[MQTT-3.8.3-1]</text:p>
          </table:table-cell>
          <table:table-cell table:style-name="ce11" office:value-type="string">
            <text:p>The Payload of a SUBSCRIBE packet MUST contain at least one Topic Filter / QoS pair. A SUBSCRIBE packet with no payload is a protocol violation.</text:p>
          </table:table-cell>
          <table:table-cell office:value-type="string">
            <text:p>N/A</text:p>
          </table:table-cell>
          <table:table-cell table:style-name="ce29" office:value-type="string">
            <text:p>Format of subscribe packet. MQTTV311.py</text:p>
          </table:table-cell>
          <table:table-cell/>
        </table:table-row>
        <table:table-row table:style-name="ro2">
          <table:table-cell table:style-name="ce8" office:value-type="string">
            <text:p><text:span text:style-name="T1">[MQTT-3-8.3-2</text:span><text:span text:style-name="T2">]</text:span><text:span text:style-name="T3"> </text:span></text:p>
          </table:table-cell>
          <table:table-cell table:style-name="ce18" office:value-type="string">
            <text:p><text:span text:style-name="T2">The Server MUST treat a SUBSCRIBE packet as malformed and close </text:span><text:span text:style-name="T2">the Network Connection if any of Reserved bits in the payload are non-</text:span><text:span text:style-name="T1">zero.</text:span></text:p>
          </table:table-cell>
          <table:table-cell office:value-type="string">
            <text:p>N/A</text:p>
          </table:table-cell>
          <table:table-cell table:style-name="ce29" office:value-type="string">
            <text:p>Format of subscribe packet payload. MQTTV311.py</text:p>
          </table:table-cell>
          <table:table-cell/>
        </table:table-row>
        <table:table-row table:style-name="ro2">
          <table:table-cell table:style-name="ce3" office:value-type="string">
            <text:p>[MQTT-3.8.4-1]</text:p>
          </table:table-cell>
          <table:table-cell table:style-name="ce11" office:value-type="string">
            <text:p>When the Server receives a SUBSCRIBE Packet from a Client, the Server MUST respond with a SUBACK Packet.</text:p>
          </table:table-cell>
          <table:table-cell office:value-type="string">
            <text:p>N/A</text:p>
          </table:table-cell>
          <table:table-cell table:style-name="ce29" office:value-type="string">
            <text:p>Normal subscribe processing. MQTTBrokers.py</text:p>
          </table:table-cell>
          <table:table-cell/>
        </table:table-row>
        <table:table-row table:style-name="ro2">
          <table:table-cell table:style-name="ce3" office:value-type="string">
            <text:p>[MQTT-3.8.4-2]</text:p>
          </table:table-cell>
          <table:table-cell table:style-name="ce11" office:value-type="string">
            <text:p>The SUBACK Packet MUST have the same Packet Identifier as the SUBSCRIBE Packet.</text:p>
          </table:table-cell>
          <table:table-cell office:value-type="string">
            <text:p>N/A</text:p>
          </table:table-cell>
          <table:table-cell table:style-name="ce29" office:value-type="string">
            <text:p>Normal subscribe processing. MQTTBrokers.py</text:p>
          </table:table-cell>
          <table:table-cell/>
        </table:table-row>
        <table:table-row table:style-name="ro9">
          <table:table-cell table:style-name="ce3" office:value-type="string">
            <text:p>[MQTT-3.8.4-3]</text:p>
          </table:table-cell>
          <table:table-cell table:style-name="ce11"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table:style-name="ce29" office:value-type="string">
            <text:p>Subscribe to a topic which matches an existing subscription Subscriptions.py</text:p>
          </table:table-cell>
          <table:table-cell/>
        </table:table-row>
        <table:table-row table:style-name="ro4">
          <table:table-cell table:style-name="ce3" office:value-type="string">
            <text:p>[MQTT-3.8.4-4]</text:p>
          </table:table-cell>
          <table:table-cell table:style-name="ce11"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table:style-name="ce29" office:value-type="string">
            <text:p>Multiple topics in one subscribe SubscriptionEngines.py</text:p>
          </table:table-cell>
          <table:table-cell/>
        </table:table-row>
        <table:table-row table:style-name="ro17">
          <table:table-cell table:style-name="ce3" office:value-type="string">
            <text:p>[MQTT-3.8.4-5]</text:p>
          </table:table-cell>
          <table:table-cell table:style-name="ce19"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table:style-name="ce29" office:value-type="string">
            <text:p>Single and multiple topics in one subscribe. MQTTBrokers.py</text:p>
          </table:table-cell>
          <table:table-cell/>
        </table:table-row>
        <table:table-row table:style-name="ro9">
          <table:table-cell table:style-name="ce3" office:value-type="string">
            <text:p>[MQTT-3.8.4-6]</text:p>
          </table:table-cell>
          <table:table-cell table:style-name="ce11"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table:style-name="ce31" office:value-type="string">
            <text:p>Lowering of requested QoS. <text:s/>This behavior is not very often seen, and unpredictable test results would ensue, so it is omitted from the test broker.</text:p>
          </table:table-cell>
          <table:table-cell/>
        </table:table-row>
        <table:table-row table:style-name="ro16">
          <table:table-cell table:style-name="ce4" office:value-type="string" table:number-columns-spanned="4" table:number-rows-spanned="1">
            <text:p>Control Packets – Suback</text:p>
          </table:table-cell>
          <table:covered-table-cell table:style-name="ce11"/>
          <table:covered-table-cell table:number-columns-repeated="2"/>
          <table:table-cell/>
        </table:table-row>
        <table:table-row table:style-name="ro2">
          <table:table-cell table:style-name="ce3" office:value-type="string">
            <text:p>[MQTT-3.9.3-1] </text:p>
          </table:table-cell>
          <table:table-cell table:style-name="ce11" office:value-type="string">
            <text:p>The order of return codes in the SUBACK Packet MUST match the order of Topic Filters in the SUBSCRIBE Packet.</text:p>
          </table:table-cell>
          <table:table-cell office:value-type="string">
            <text:p>N/A</text:p>
          </table:table-cell>
          <table:table-cell table:style-name="ce29" office:value-type="string">
            <text:p>Multiple topics in one subscribe MQTTBrokers.py</text:p>
          </table:table-cell>
          <table:table-cell/>
        </table:table-row>
        <table:table-row table:style-name="ro2">
          <table:table-cell table:style-name="ce3" office:value-type="string">
            <text:p>[MQTT-3.9.3-2]</text:p>
          </table:table-cell>
          <table:table-cell table:style-name="ce11" office:value-type="string">
            <text:p>SUBACK return codes other than 0x00, 0x01, 0x02 and 0x80 are reserved and MUST NOT be used. </text:p>
          </table:table-cell>
          <table:table-cell office:value-type="string">
            <text:p>N/A</text:p>
          </table:table-cell>
          <table:table-cell table:style-name="ce29" office:value-type="string">
            <text:p>Errors in subscribe packet. MQTTV311.py</text:p>
          </table:table-cell>
          <table:table-cell/>
        </table:table-row>
        <table:table-row table:style-name="ro1">
          <table:table-cell table:style-name="ce4" office:value-type="string" table:number-columns-spanned="4" table:number-rows-spanned="1">
            <text:p>Control Packets – Unsubscribe</text:p>
          </table:table-cell>
          <table:covered-table-cell table:style-name="ce11"/>
          <table:covered-table-cell table:number-columns-repeated="2"/>
          <table:table-cell/>
        </table:table-row>
        <table:table-row table:style-name="ro4">
          <table:table-cell table:style-name="ce3" office:value-type="string">
            <text:p>[MQTT-3.10.1-1]</text:p>
          </table:table-cell>
          <table:table-cell table:style-name="ce11"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29" office:value-type="string">
            <text:p>Format of Unsubscribe packet. MQTTV311.py</text:p>
          </table:table-cell>
          <table:table-cell/>
        </table:table-row>
        <table:table-row table:style-name="ro6">
          <table:table-cell table:style-name="ce3" office:value-type="string">
            <text:p>[MQTT-3.10.3-1]</text:p>
          </table:table-cell>
          <table:table-cell table:style-name="ce11"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table:style-name="ce29" office:value-type="string">
            <text:p>Unsubscribe matching filters. SubscriptionEngines.py</text:p>
          </table:table-cell>
          <table:table-cell/>
        </table:table-row>
        <table:table-row table:style-name="ro4">
          <table:table-cell table:style-name="ce3" office:value-type="string">
            <text:p>[MQTT-3.10.3-2]</text:p>
          </table:table-cell>
          <table:table-cell table:style-name="ce11"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table:style-name="ce29" office:value-type="string">
            <text:p>Normal unsubscribe processing. <text:s/>More messages sent to topic after unsubscribe results in no more messages received. SubscriptionEngines.py</text:p>
          </table:table-cell>
          <table:table-cell/>
        </table:table-row>
        <table:table-row table:style-name="ro4">
          <table:table-cell table:style-name="ce3" office:value-type="string">
            <text:p>[MQTT-3.10.3-3]</text:p>
          </table:table-cell>
          <table:table-cell table:style-name="ce11"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table:style-name="ce29" office:value-type="string">
            <text:p>Unsubscribe in middle of QoS 1 and 2 delivery. <text:s/>MQTTBrokers.py</text:p>
          </table:table-cell>
          <table:table-cell/>
        </table:table-row>
        <table:table-row table:style-name="ro6">
          <table:table-cell table:style-name="ce3" office:value-type="string">
            <text:p>[MQTT-3.10.3-4]</text:p>
          </table:table-cell>
          <table:table-cell table:style-name="ce11"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table:style-name="ce29" office:value-type="string">
            <text:p>Normal Unsubscribe processing. MQTTBrokers.py</text:p>
          </table:table-cell>
          <table:table-cell/>
        </table:table-row>
        <table:table-row table:style-name="ro2">
          <table:table-cell table:style-name="ce3" office:value-type="string">
            <text:p>[MQTT-3.10.3-5]</text:p>
          </table:table-cell>
          <table:table-cell table:style-name="ce11" office:value-type="string">
            <text:p>Even where no Topic Filters are deleted, the Server MUST respond with an UNSUBACK.</text:p>
          </table:table-cell>
          <table:table-cell office:value-type="string">
            <text:p>N/A</text:p>
          </table:table-cell>
          <table:table-cell table:style-name="ce29" office:value-type="string">
            <text:p>Unsubscribe where no matching subscriptions. SubscriptionEngines.py</text:p>
          </table:table-cell>
          <table:table-cell/>
        </table:table-row>
        <table:table-row table:style-name="ro4">
          <table:table-cell table:style-name="ce3" office:value-type="string">
            <text:p>[MQTT-3.10.3-6]</text:p>
          </table:table-cell>
          <table:table-cell table:style-name="ce11"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table:style-name="ce29" office:value-type="string">
            <text:p>Multiple topics in one unsubscribe SubscriptionEngines.py</text:p>
          </table:table-cell>
          <table:table-cell/>
        </table:table-row>
        <table:table-row table:style-name="ro16">
          <table:table-cell table:style-name="ce4" office:value-type="string" table:number-columns-spanned="4" table:number-rows-spanned="1">
            <text:p>Control Packets – Pingreq</text:p>
          </table:table-cell>
          <table:covered-table-cell table:style-name="ce11"/>
          <table:covered-table-cell table:number-columns-repeated="2"/>
          <table:table-cell/>
        </table:table-row>
        <table:table-row table:style-name="ro1">
          <table:table-cell table:style-name="ce3" office:value-type="string">
            <text:p>[MQTT-3.12.4-1]</text:p>
          </table:table-cell>
          <table:table-cell table:style-name="ce11" office:value-type="string">
            <text:p>The Server MUST send a PINGRESP Packet in response to a PINGREQ packet.</text:p>
          </table:table-cell>
          <table:table-cell office:value-type="string">
            <text:p>N/A</text:p>
          </table:table-cell>
          <table:table-cell table:style-name="ce29" office:value-type="string">
            <text:p>Handling of Pingreq MQTTBrokers.py</text:p>
          </table:table-cell>
          <table:table-cell/>
        </table:table-row>
        <table:table-row table:style-name="ro1">
          <table:table-cell table:style-name="ce4" office:value-type="string" table:number-columns-spanned="4" table:number-rows-spanned="1">
            <text:p>Control Packets – Disconnect</text:p>
          </table:table-cell>
          <table:covered-table-cell table:style-name="ce11"/>
          <table:covered-table-cell table:number-columns-repeated="2"/>
          <table:table-cell/>
        </table:table-row>
        <table:table-row table:style-name="ro2">
          <table:table-cell table:style-name="ce3" office:value-type="string">
            <text:p>[MQTT-3.14.1-1]</text:p>
          </table:table-cell>
          <table:table-cell table:style-name="ce11" office:value-type="string">
            <text:p>The Server MUST validate that reserved bits are set to zero in DISCONNECT Control Packet, and disconnect the Client if they are not zero.</text:p>
          </table:table-cell>
          <table:table-cell office:value-type="string">
            <text:p>N/A</text:p>
          </table:table-cell>
          <table:table-cell table:style-name="ce29" office:value-type="string">
            <text:p>Disconnect packet format. MQTTV311.py</text:p>
          </table:table-cell>
          <table:table-cell/>
        </table:table-row>
        <table:table-row table:style-name="ro2">
          <table:table-cell table:style-name="ce3" office:value-type="string">
            <text:p>[MQTT-3.14.4-1]</text:p>
          </table:table-cell>
          <table:table-cell table:style-name="ce11"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table:style-name="ce31" office:value-type="string">
            <text:p>N/A</text:p>
          </table:table-cell>
          <table:table-cell/>
        </table:table-row>
        <table:table-row table:style-name="ro2">
          <table:table-cell table:style-name="ce3" office:value-type="string">
            <text:p>[MQTT-3.14.4-2]</text:p>
          </table:table-cell>
          <table:table-cell table:style-name="ce11" office:value-type="string">
            <text:p>After sending a DISCONNECT Packet the Client MUST NOT send any more Control Packets on that Network Connection.</text:p>
          </table:table-cell>
          <table:table-cell office:value-type="string">
            <text:p>N/A</text:p>
          </table:table-cell>
          <table:table-cell table:style-name="ce29" office:value-type="string">
            <text:p>Normal disconnect processing. <text:s/>Don't process any more packets after receiving a disconnect. <text:s/>MQTTBrokers.py</text:p>
          </table:table-cell>
          <table:table-cell/>
        </table:table-row>
        <table:table-row table:style-name="ro2">
          <table:table-cell table:style-name="ce3" office:value-type="string">
            <text:p>[MQTT-3.14.4-3]</text:p>
          </table:table-cell>
          <table:table-cell table:style-name="ce11" office:value-type="string">
            <text:p>On receipt of DISCONNECT the Server MUST discard the Will Message without publishing it.</text:p>
          </table:table-cell>
          <table:table-cell office:value-type="string">
            <text:p>N/A</text:p>
          </table:table-cell>
          <table:table-cell table:style-name="ce29" office:value-type="string">
            <text:p>Disconnect of session with will message. Brokers.py</text:p>
          </table:table-cell>
          <table:table-cell/>
        </table:table-row>
        <table:table-row table:style-name="ro16">
          <table:table-cell table:style-name="ce4" office:value-type="string" table:number-columns-spanned="4" table:number-rows-spanned="1">
            <text:p>Operational Behaviour</text:p>
          </table:table-cell>
          <table:covered-table-cell table:style-name="ce11"/>
          <table:covered-table-cell table:number-columns-repeated="2"/>
          <table:table-cell/>
        </table:table-row>
        <table:table-row table:style-name="ro2">
          <table:table-cell table:style-name="ce3" office:value-type="string">
            <text:p>[MQTT-4.1.0-1]</text:p>
          </table:table-cell>
          <table:table-cell table:style-name="ce11" office:value-type="string">
            <text:p>The Client and Server MUST store data for at least as long as the Network Connection lasts.</text:p>
          </table:table-cell>
          <table:table-cell office:value-type="string">
            <text:p>Normal connection handling</text:p>
          </table:table-cell>
          <table:table-cell table:style-name="ce29" office:value-type="string">
            <text:p>Normal connection handling. MQTTBrokers.py</text:p>
          </table:table-cell>
          <table:table-cell/>
        </table:table-row>
        <table:table-row table:style-name="ro2">
          <table:table-cell table:style-name="ce3" office:value-type="string">
            <text:p>[MQTT-4.2.0-1]</text:p>
          </table:table-cell>
          <table:table-cell table:style-name="ce11" office:value-type="string">
            <text:p>The network connection used to transport the MQTT protocol MUST be an ordered, lossless, stream of bytes from the Client to Server and Server to Client.</text:p>
          </table:table-cell>
          <table:table-cell office:value-type="string">
            <text:p>TCP for now.</text:p>
          </table:table-cell>
          <table:table-cell table:style-name="ce31" office:value-type="string">
            <text:p>TCP for now. <text:s/>Nothing else catered for in model broker</text:p>
          </table:table-cell>
          <table:table-cell/>
        </table:table-row>
        <table:table-row table:style-name="ro4">
          <table:table-cell table:style-name="ce3" office:value-type="string">
            <text:p>[MQTT-4.3.2-1]</text:p>
          </table:table-cell>
          <table:table-cell table:style-name="ce11"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table:style-name="ce29" office:value-type="string">
            <text:p>Reconnect of non-cleansession connection with inflight messages. MQTTBrokers.py</text:p>
          </table:table-cell>
          <table:table-cell/>
        </table:table-row>
        <table:table-row table:style-name="ro2">
          <table:table-cell table:style-name="ce3" office:value-type="string">
            <text:p>[MQTT-4.3.2-2]</text:p>
          </table:table-cell>
          <table:table-cell table:style-name="ce11" office:value-type="string">
            <text:p>The Server MUST store the message in accordance to its QoS properties and ensure onward delivery to applicable subscribers. (QoS 1)</text:p>
          </table:table-cell>
          <table:table-cell office:value-type="string">
            <text:p>N/A</text:p>
          </table:table-cell>
          <table:table-cell table:style-name="ce29" office:value-type="string">
            <text:p>Normal QoS 1 publish processing. MQTTBrokers.py</text:p>
          </table:table-cell>
          <table:table-cell/>
        </table:table-row>
        <table:table-row table:style-name="ro4">
          <table:table-cell table:style-name="ce3" office:value-type="string">
            <text:p>[MQTT-4.3.2-3]</text:p>
          </table:table-cell>
          <table:table-cell table:style-name="ce11"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table:style-name="ce29" office:value-type="string">
            <text:p>QOS 1 publish processing. <text:s/>MQTTBrokers.py</text:p>
          </table:table-cell>
          <table:table-cell/>
        </table:table-row>
        <table:table-row table:style-name="ro4">
          <table:table-cell table:style-name="ce6" office:value-type="string">
            <text:p>[MQTT-4.3.3-1]</text:p>
          </table:table-cell>
          <table:table-cell table:style-name="ce11"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table:style-name="ce29" office:value-type="string">
            <text:p>Reconnect of non-cleansession connection with inflight QoS 2 <text:s/>messages. <text:s/>MQTTBrokers.py</text:p>
          </table:table-cell>
          <table:table-cell/>
        </table:table-row>
        <table:table-row table:style-name="ro2">
          <table:table-cell table:style-name="ce3" office:value-type="string">
            <text:p>[MQTT-4.3.3-2]</text:p>
          </table:table-cell>
          <table:table-cell table:style-name="ce11" office:value-type="string">
            <text:p>The Server MUST store the message in accordance to its QoS properties and ensure onward delivery to applicable subscribers. (QoS 2)</text:p>
          </table:table-cell>
          <table:table-cell office:value-type="string">
            <text:p>N/A</text:p>
          </table:table-cell>
          <table:table-cell table:style-name="ce36" office:value-type="string">
            <text:p><text:span text:style-name="T7">Normal QoS 2 publish processing. MQTTBrokers.py</text:span></text:p>
          </table:table-cell>
          <table:table-cell/>
        </table:table-row>
        <table:table-row table:style-name="ro4">
          <table:table-cell table:style-name="ce3" office:value-type="string">
            <text:p>[MQTT-4.4.0-1]</text:p>
          </table:table-cell>
          <table:table-cell table:style-name="ce11"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34" office:value-type="string">
            <text:p>Reconnect of non-cleansession connection with inflight messages. MQTTBrokers.py</text:p>
          </table:table-cell>
          <table:table-cell/>
        </table:table-row>
        <table:table-row table:style-name="ro1">
          <table:table-cell table:style-name="ce3" office:value-type="string">
            <text:p>[MQTT-4.4.0-2]</text:p>
          </table:table-cell>
          <table:table-cell table:style-name="ce11" office:value-type="string">
            <text:p>The PUBLISH packet MUST have the Dup flag set to 1 when it is redelivered.</text:p>
          </table:table-cell>
          <table:table-cell office:value-type="string">
            <text:p>DUP flag in redelivery</text:p>
          </table:table-cell>
          <table:table-cell table:style-name="ce29" office:value-type="string">
            <text:p>DUP flag in redelivery MQTTBrokers.py</text:p>
          </table:table-cell>
          <table:table-cell/>
        </table:table-row>
        <table:table-row table:style-name="ro4">
          <table:table-cell table:style-name="ce3" office:value-type="string">
            <text:p>[MQTT-4.5.0-1]</text:p>
          </table:table-cell>
          <table:table-cell table:style-name="ce11"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table:style-name="ce31" office:value-type="string">
            <text:p>N/A</text:p>
          </table:table-cell>
          <table:table-cell/>
        </table:table-row>
        <table:table-row table:style-name="ro4">
          <table:table-cell table:style-name="ce3" office:value-type="string">
            <text:p>[MQTT-4.6.0-1]</text:p>
          </table:table-cell>
          <table:table-cell table:style-name="ce11"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table:style-name="ce31" office:value-type="string">
            <text:p>N/A</text:p>
          </table:table-cell>
          <table:table-cell/>
        </table:table-row>
        <table:table-row table:style-name="ro2">
          <table:table-cell table:style-name="ce3" office:value-type="string">
            <text:p>[MQTT-4.6.0-2]</text:p>
          </table:table-cell>
          <table:table-cell table:style-name="ce11" office:value-type="string">
            <text:p>Client MUST send PUBACK packets in the order in which the corresponding PUBLISH packets were received (QoS 1 messages).</text:p>
          </table:table-cell>
          <table:table-cell office:value-type="string">
            <text:p>Normal ordering of publish packets</text:p>
          </table:table-cell>
          <table:table-cell table:style-name="ce31" office:value-type="string">
            <text:p>N/A</text:p>
          </table:table-cell>
          <table:table-cell/>
        </table:table-row>
        <table:table-row table:style-name="ro2">
          <table:table-cell table:style-name="ce3" office:value-type="string">
            <text:p>[MQTT-4.6.0-3]</text:p>
          </table:table-cell>
          <table:table-cell table:style-name="ce11" office:value-type="string">
            <text:p>Client MUST send PUBREC packets in the order in which the corresponding PUBLISH packets were received (QoS 2 messages).</text:p>
          </table:table-cell>
          <table:table-cell office:value-type="string">
            <text:p>Normal ordering of publish packets</text:p>
          </table:table-cell>
          <table:table-cell table:style-name="ce31" office:value-type="string">
            <text:p>N/A</text:p>
          </table:table-cell>
          <table:table-cell/>
        </table:table-row>
        <table:table-row table:style-name="ro2">
          <table:table-cell table:style-name="ce3" office:value-type="string">
            <text:p>[MQTT-4.6.0-4]</text:p>
          </table:table-cell>
          <table:table-cell table:style-name="ce11" office:value-type="string">
            <text:p>Client MUST send PUBREL packets in the order in which the corresponding PUBREC packets were received (QoS 2 messages).</text:p>
          </table:table-cell>
          <table:table-cell office:value-type="string">
            <text:p>Normal ordering of publish packets</text:p>
          </table:table-cell>
          <table:table-cell table:style-name="ce31" office:value-type="string">
            <text:p>N/A</text:p>
          </table:table-cell>
          <table:table-cell/>
        </table:table-row>
        <table:table-row table:style-name="ro4">
          <table:table-cell table:style-name="ce3" office:value-type="string">
            <text:p>[MQTT-4.6.0-5]</text:p>
          </table:table-cell>
          <table:table-cell table:style-name="ce11"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table:style-name="ce35" office:value-type="string">
            <text:p>Optional unordered topic. <text:s/>Leave testing for this for later.</text:p>
          </table:table-cell>
          <table:table-cell/>
        </table:table-row>
        <table:table-row table:style-name="ro6">
          <table:table-cell table:style-name="ce3" office:value-type="string">
            <text:p>[MQTT-4.6.0-6]</text:p>
          </table:table-cell>
          <table:table-cell table:style-name="ce11"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table:style-name="ce29" office:value-type="string">
            <text:p>Normal publish processing with queueing MQTTBrokers.py</text:p>
          </table:table-cell>
          <table:table-cell/>
        </table:table-row>
        <table:table-row table:style-name="ro2">
          <table:table-cell table:style-name="ce3" office:value-type="string">
            <text:p>[MQTT-4.7.1-1]</text:p>
          </table:table-cell>
          <table:table-cell table:style-name="ce11" office:value-type="string">
            <text:p>The wildcard characters can be used in Topic Filters, but MUST NOT be used within a Topic Name.</text:p>
          </table:table-cell>
          <table:table-cell table:style-name="ce27" office:value-type="string">
            <text:p>Wildcard in publish not allowed.</text:p>
          </table:table-cell>
          <table:table-cell table:style-name="ce29" office:value-type="string">
            <text:p>Wildcard in publish not allowed. MQTTBrokers.py</text:p>
          </table:table-cell>
          <table:table-cell/>
        </table:table-row>
        <table:table-row table:style-name="ro4">
          <table:table-cell table:style-name="ce3" office:value-type="string">
            <text:p>[MQTT-4.7.1-2]</text:p>
          </table:table-cell>
          <table:table-cell table:style-name="ce11"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table:style-name="ce29" office:value-type="string">
            <text:p>Topic filter format Topics.py</text:p>
          </table:table-cell>
          <table:table-cell/>
        </table:table-row>
        <table:table-row table:style-name="ro2">
          <table:table-cell table:style-name="ce3" office:value-type="string">
            <text:p>[MQTT-4.7.1-3]</text:p>
          </table:table-cell>
          <table:table-cell table:style-name="ce11"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table:style-name="ce29" office:value-type="string">
            <text:p>Topic filter format Topics.py</text:p>
          </table:table-cell>
          <table:table-cell/>
        </table:table-row>
        <table:table-row table:style-name="ro1">
          <table:table-cell table:style-name="ce3" office:value-type="string">
            <text:p>[MQTT-4.7.3-1]</text:p>
          </table:table-cell>
          <table:table-cell table:style-name="ce11" office:value-type="string">
            <text:p>All Topic Names and Topic Filters MUST be at least one character long.</text:p>
          </table:table-cell>
          <table:table-cell office:value-type="string">
            <text:p>N/A</text:p>
          </table:table-cell>
          <table:table-cell table:style-name="ce29" office:value-type="string">
            <text:p>Server must verify Topics.py</text:p>
          </table:table-cell>
          <table:table-cell/>
        </table:table-row>
        <table:table-row table:style-name="ro2">
          <table:table-cell table:style-name="ce3" office:value-type="string">
            <text:p>[MQTT-4.7.3-2]</text:p>
          </table:table-cell>
          <table:table-cell table:style-name="ce11" office:value-type="string">
            <text:p>Topic Names and Topic Filters MUST NOT include the null character (Unicode U+0000).</text:p>
          </table:table-cell>
          <table:table-cell office:value-type="string">
            <text:p>N/A</text:p>
          </table:table-cell>
          <table:table-cell table:style-name="ce29" office:value-type="string">
            <text:p>Server must verify Topics.py</text:p>
          </table:table-cell>
          <table:table-cell/>
        </table:table-row>
        <table:table-row table:style-name="ro2">
          <table:table-cell table:style-name="ce3" office:value-type="string">
            <text:p>[MQTT-4.7.3-3]</text:p>
          </table:table-cell>
          <table:table-cell table:style-name="ce11" office:value-type="string">
            <text:p>Topic Names and Topic Filters are UTF-8 encoded strings, they MUST NOT encode to more than 65535 bytes.</text:p>
          </table:table-cell>
          <table:table-cell office:value-type="string">
            <text:p>N/A</text:p>
          </table:table-cell>
          <table:table-cell table:style-name="ce29" office:value-type="string">
            <text:p>Server must verify. Topics.py</text:p>
          </table:table-cell>
          <table:table-cell/>
        </table:table-row>
        <table:table-row table:style-name="ro4">
          <table:table-cell table:style-name="ce3" office:value-type="string">
            <text:p>[MQTT-4.8.0-1]</text:p>
          </table:table-cell>
          <table:table-cell table:style-name="ce11"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34" office:value-type="string">
            <text:p>Closing connection on “transient” error. <text:s/>MQTTBrokers.py</text:p>
          </table:table-cell>
          <table:table-cell/>
        </table:table-row>
        <table:table-row table:style-name="ro1">
          <table:table-cell table:style-name="ce9" office:value-type="string" table:number-columns-spanned="4" table:number-rows-spanned="1">
            <text:p>End</text:p>
          </table:table-cell>
          <table:covered-table-cell table:number-columns-repeated="3" table:style-name="Default"/>
          <table:table-cell/>
        </table:table-row>
        <table:table-row table:style-name="ro1">
          <table:table-cell/>
          <table:table-cell table:style-name="Default"/>
          <table:table-cell table:style-name="ce20"/>
          <table:table-cell table:style-name="ce22"/>
          <table:table-cell table:style-name="ce27"/>
        </table:table-row>
        <table:table-row table:style-name="ro1" table:number-rows-repeated="104844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0.4921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n" number:country="GB">£</number:currency-symbol>
      <number:number number:decimal-places="2" number:min-integer-digits="1" number:grouping="true"/>
    </number:currency-style>
    <number:currency-style style:name="N117">
      <style:text-properties fo:color="#ff0000"/>
      <number:text>-</number:text>
      <number:currency-symbol number:language="en" number:country="GB">£</number:currency-symbol>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2-27">02/27/2014</text:date>, <text:time>15:4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6T12:15:25</meta:creation-date>
    <dc:date>2014-02-27T15:46:20</dc:date>
    <meta:editing-duration>P24DT12H11M49S</meta:editing-duration>
    <meta:editing-cycles>107</meta:editing-cycles>
    <meta:generator>OpenOffice/4.0.1$Unix OpenOffice.org_project/401m5$Build-9714</meta:generator>
    <meta:print-date>2014-01-07T16:39:13</meta:print-date>
    <meta:document-statistic meta:table-count="1" meta:cell-count="488" meta:object-count="0"/>
    <meta:user-defined meta:name="Classification">#@~%!&amp;00FF000001332d86#@~%!&amp;</meta:user-defined>
    <meta:user-defined meta:name="Info 2"/>
    <meta:user-defined meta:name="Info 3"/>
    <meta:user-defined meta:name="Info 4"/>
  </office:meta>
</office:document-meta>
</file>